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12">Vendredi 02 juin</text:p>
      <text:p text:style-name="P12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13">Lundi 05 juin</text:p>
      <text:p text:style-name="P13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4"><text:span text:style-name="T18">TOTAL : </text:span>6h48</text:p>
      <text:p text:style-name="P14"/>
      <text:p text:style-name="P16">Mardi 06 juin</text:p>
      <text:p text:style-name="P16"/>
      <text:p text:style-name="P15">9h0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6T09:02:58.233452577</dc:date>
    <meta:editing-duration>P1DT8H19M14S</meta:editing-duration>
    <meta:editing-cycles>177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143" meta:character-count="880" meta:non-whitespace-character-count="751"/>
  </office:meta>
</office:document-meta>
</file>